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Axm</text:p>
          </table:table-cell>
          <table:table-cell table:style-name="ce1" office:value-type="string">
            <text:p>Azm</text:p>
          </table:table-cell>
          <table:table-cell table:style-name="ce1" office:value-type="string">
            <text:p>Vxm</text:p>
          </table:table-cell>
          <table:table-cell table:style-name="ce1" office:value-type="string">
            <text:p>Vzm</text:p>
          </table:table-cell>
          <table:table-cell table:style-name="ce1"/>
          <table:table-cell table:style-name="ce3" table:number-columns-repeated="1019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table:formula="of:=15000/60" office:value-type="float" office:value="250">
            <text:p>250</text:p>
          </table:table-cell>
          <table:table-cell table:formula="of:=100/60" office:value-type="float" office:value="1.66666666666667">
            <text:p>1.666666666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Dx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D</text:p>
          </table:table-cell>
          <table:table-cell table:formula="of:=SQRT([.B5]*[.B5]+[.B6]*[.B6])" office:value-type="float" office:value="10.0498756211209">
            <text:p>10.049875621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Dxn</text:p>
          </table:table-cell>
          <table:table-cell table:formula="of:=[.B5]/[.B7]" office:value-type="float" office:value="0.995037190209989">
            <text:p>0.9950371902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table:formula="of:=[.B6]/[.B7]" office:value-type="float" office:value="0.0995037190209989">
            <text:p>0.09950371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x</text:p>
          </table:table-cell>
          <table:table-cell table:formula="of:=[.A2]/[.B9]" office:value-type="float" office:value="803.990049689671">
            <text:p>803.9900496897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Az</text:p>
          </table:table-cell>
          <table:table-cell table:formula="of:=[.B2]/[.B10]" office:value-type="float" office:value="150.748134316813">
            <text:p>150.7481343168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A</text:p>
          </table:table-cell>
          <table:table-cell table:formula="of:=MIN([.B12];[.B13])" office:value-type="float" office:value="150.748134316813">
            <text:p>150.7481343168</text:p>
          </table:table-cell>
          <table:table-cell/>
          <table:table-cell office:value-type="string">
            <text:p>Ax:</text:p>
          </table:table-cell>
          <table:table-cell table:formula="of:=[.B9]*[.B15]" office:value-type="float" office:value="150">
            <text:p>150</text:p>
          </table:table-cell>
          <table:table-cell table:style-name="ce2" office:value-type="string">
            <text:p>Az:</text:p>
          </table:table-cell>
          <table:table-cell table:style-name="ce2" table:formula="of:=[.B10]*[.B15]" office:value-type="float" office:value="15">
            <text:p>15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Vx</text:p>
          </table:table-cell>
          <table:table-cell table:formula="of:=[.C2]/[.B9]" office:value-type="float" office:value="251.246890528022">
            <text:p>251.246890528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Vz</text:p>
          </table:table-cell>
          <table:table-cell table:formula="of:=[.D2]/[.B10]" office:value-type="float" office:value="16.7497927018682">
            <text:p>16.7497927019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V</text:p>
          </table:table-cell>
          <table:table-cell table:formula="of:=MIN([.B17];[.B18])" office:value-type="float" office:value="16.7497927018682">
            <text:p>16.7497927019</text:p>
          </table:table-cell>
          <table:table-cell/>
          <table:table-cell office:value-type="string">
            <text:p>Vx:</text:p>
          </table:table-cell>
          <table:table-cell table:formula="of:=[.B9]*[.B20]" office:value-type="float" office:value="16.6666666666667">
            <text:p>16.6666666667</text:p>
          </table:table-cell>
          <table:table-cell table:style-name="ce2" office:value-type="string">
            <text:p>Vz:</text:p>
          </table:table-cell>
          <table:table-cell table:style-name="ce2" table:formula="of:=[.B10]*[.B20]" office:value-type="float" office:value="1.66666666666667">
            <text:p>1.6666666667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Da</text:p>
          </table:table-cell>
          <table:table-cell table:formula="of:=[.B20]*[.B20]/(2*[.B15])" office:value-type="float" office:value="0.930544038992675">
            <text:p>0.930544039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T</text:p>
          </table:table-cell>
          <table:table-cell table:formula="of:=SQRT(2*[.B22]/[.B15])" office:value-type="float" office:value="0.111111111111111">
            <text:p>0.1111111111</text:p>
          </table:table-cell>
          <table:table-cell/>
          <table:table-cell office:value-type="string">
            <text:p>Vxt</text:p>
          </table:table-cell>
          <table:table-cell table:formula="of:=[.E15]*[.B24]" office:value-type="float" office:value="16.6666666666667">
            <text:p>16.6666666667</text:p>
          </table:table-cell>
          <table:table-cell table:style-name="ce2" office:value-type="string">
            <text:p>Vzt</text:p>
          </table:table-cell>
          <table:table-cell table:style-name="ce2" table:formula="of:=[.G15]*[.B24]" office:value-type="float" office:value="1.66666666666667">
            <text:p>1.6666666667</text:p>
          </table:table-cell>
          <table:table-cell table:style-name="ce2" table:number-columns-repeated="2"/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07-14T12:27:51</meta:creation-date>
    <dc:date>2014-07-14T16:23:30</dc:date>
    <dc:creator>Adrian Bowyer</dc:creator>
    <meta:editing-duration>PT3H39M39S</meta:editing-duration>
    <meta:editing-cycles>3</meta:editing-cycles>
    <meta:generator>LibreOffice/3.5$Linux_X86_64 LibreOffice_project/350m1$Build-2</meta:generator>
    <meta:document-statistic meta:table-count="3" meta:cell-count="46" meta:object-count="0"/>
  </office:meta>
</office:document-meta>
</file>